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079" officeooo:paragraph-rsid="0016c079"/>
    </style:style>
    <style:style style:name="P2" style:family="paragraph" style:parent-style-name="Standard">
      <style:text-properties officeooo:rsid="001b6a5a" officeooo:paragraph-rsid="001b6a5a"/>
    </style:style>
    <style:style style:name="P3" style:family="paragraph" style:parent-style-name="Standard">
      <style:text-properties officeooo:rsid="001b6a5a" officeooo:paragraph-rsid="001c8a76"/>
    </style:style>
    <style:style style:name="P4" style:family="paragraph" style:parent-style-name="Standard">
      <style:text-properties officeooo:rsid="001d9387" officeooo:paragraph-rsid="001d9387"/>
    </style:style>
    <style:style style:name="P5" style:family="paragraph" style:parent-style-name="Standard">
      <style:text-properties officeooo:rsid="001de4ec" officeooo:paragraph-rsid="001de4ec"/>
    </style:style>
    <style:style style:name="P6" style:family="paragraph" style:parent-style-name="Standard">
      <style:text-properties fo:font-size="12pt" officeooo:rsid="001de4ec" officeooo:paragraph-rsid="001de4ec" style:font-size-asian="12pt" style:font-size-complex="12pt"/>
    </style:style>
    <style:style style:name="P7" style:family="paragraph" style:parent-style-name="Standard">
      <style:text-properties fo:font-size="12pt" officeooo:rsid="0020587c" officeooo:paragraph-rsid="0020587c" style:font-size-asian="12pt" style:font-size-complex="12pt"/>
    </style:style>
    <style:style style:name="P8" style:family="paragraph" style:parent-style-name="Standard">
      <style:text-properties fo:color="#ff3333" fo:font-size="12pt" officeooo:rsid="0021a133" officeooo:paragraph-rsid="0021a133" style:font-size-asian="12pt" style:font-size-complex="12pt"/>
    </style:style>
    <style:style style:name="P9" style:family="paragraph" style:parent-style-name="Heading_20_1">
      <style:text-properties fo:font-size="12pt" officeooo:rsid="001de4ec" officeooo:paragraph-rsid="001de4ec" style:font-size-asian="12pt" style:font-size-complex="12pt"/>
    </style:style>
    <style:style style:name="T1" style:family="text">
      <style:text-properties officeooo:rsid="001b6a5a"/>
    </style:style>
    <style:style style:name="T2" style:family="text">
      <style:text-properties officeooo:rsid="001c8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25trials</text:p>
      <text:p text:style-name="P1">matriz T R P S = 5 3 0 0 </text:p>
      <text:p text:style-name="P2"/>
      <text:p text:style-name="P2"/>
      <text:p text:style-name="P2"/>
      <text:p text:style-name="P2"/>
      <text:p text:style-name="P3">PRISONER'S DILEMMA AND COOPERATION I N RATS<text:span text:style-name="T2">(GARDNER)</text:span></text:p>
      <text:p text:style-name="P1">matriz T R P S = 5 3 0 <text:span text:style-name="T1">1</text:span> </text:p>
      <text:p text:style-name="P2">t-maze, <text:span text:style-name="T2">no se ven hasta que realizan la elección (en el entrenamiento si)</text:span></text:p>
      <text:p text:style-name="P2"/>
      <text:p text:style-name="P4">The findings suggest the rat is essentially an uncooperative organism.</text:p>
      <text:p text:style-name="P4">This finding is dissonant with some previous reseach findings (Daniel, 1942,</text:p>
      <text:p text:style-name="P4">1947; Mowrer, 1940) which indicated that rats would cooperate for mutual</text:p>
      <text:p text:style-name="P4">gain. This discrepancy in findings can likely be accounted for by examination</text:p>
      <text:p text:style-name="P4">of payoff contingencies in the present research compared with previous work.</text:p>
      <text:p text:style-name="P4">In the earlier studies animals were in a situation in which if they did not</text:p>
      <text:p text:style-name="P4">cooperate with one another they would either receive no reward or would</text:p>
      <text:p text:style-name="P4">receive electric shock. The evidence seems conclusive that in such a situation</text:p>
      <text:p text:style-name="P4">animals will display cooperative behaviors. However, it seems such a con-</text:p>
      <text:p text:style-name="P4">tingency is rather artificial to the more naturalistic situation. Animals which</text:p>
      <text:p text:style-name="P4">hunt in packs are required to cooperate with one another although such</text:p>
      <text:p text:style-name="P4">cooperation may or may not lead to enhanced payoffs for a particular individual.</text:p>
      <text:p text:style-name="P4">An animal who helps in the kill may find the other animal(s) will reap the</text:p>
      <text:p text:style-name="P4">rewards and may not allow him to feed at all. This appears to parallel what</text:p>
      <text:p text:style-name="P4">happens in the present research when a CIU response occurs. This may</text:p>
      <text:p text:style-name="P4">account for the fact that wild rats are not observed to cooperate in food-</text:p>
      <text:p text:style-name="P4">gathering activities in the wild (Barnett &amp; Spencer, 1951).</text:p>
      <text:p text:style-name="P2"/>
      <text:p text:style-name="P5">The level of mutually cooperative responses remained low throughout the duration of the</text:p>
      <text:p text:style-name="P5">experiment.</text:p>
      <text:p text:style-name="P5"/>
      <text:p text:style-name="P5"/>
      <text:p text:style-name="P6"/>
      <text:h text:style-name="P9" text:outline-level="1">Hunting behavior of wild chimpanzees in the Taï National Park.</text:h>
      <text:p text:style-name="P7">Hutchins (1995) used the term “distributed</text:p>
      <text:p text:style-name="P7">cognition” to characterize this phenomenon in human</text:p>
      <text:p text:style-name="P7">group performance. Because such behavior emerges</text:p>
      <text:p text:style-name="P7">from a dynamic that develops within each cooperat-</text:p>
      <text:p text:style-name="P7">ing group, marked differences become likely across</text:p>
      <text:p text:style-name="P7">cooperating groups of the same species with respect</text:p>
      <text:p text:style-name="P7">to levels of coordination, roles, ranks, and social cues.</text:p>
      <text:p text:style-name="P7"/>
      <text:p text:style-name="P8">Ver los elefa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bm </meta:initial-creator>
    <meta:creation-date>2016-10-13T18:35:51.136022370</meta:creation-date>
    <dc:date>2016-10-14T21:53:37.300390161</dc:date>
    <dc:creator>iibm </dc:creator>
    <meta:editing-duration>PT4H1M1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325" meta:character-count="1956" meta:non-whitespace-character-count="1662"/>
  </office:meta>
</office:document-meta>
</file>